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19*"/>
    </style:style>
    <style:style style:name="Таблица2.B" style:family="table-column">
      <style:table-column-properties style:column-width="7.313cm" style:rel-column-width="29044*"/>
    </style:style>
    <style:style style:name="Таблица2.C" style:family="table-column">
      <style:table-column-properties style:column-width="7.698cm" style:rel-column-width="3057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ru" fo:country="RU" officeooo:rsid="004948ab" officeooo:paragraph-rsid="004948ab" style:font-size-asian="14pt" style:language-asian="ru" style:country-asian="RU" style:font-name-complex="Times New Roman6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111111" style:font-name="Times New Roman" officeooo:rsid="007865bb" officeooo:paragraph-rsid="007865bb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3b7bfe" officeooo:paragraph-rsid="003b7bfe" style:font-size-complex="14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ead5c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111111" officeooo:rsid="00738ba8" officeooo:paragraph-rsid="00738ba8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officeooo:rsid="007865bb" officeooo:paragraph-rsid="007025cb" style:font-size-asian="14pt" style:language-asian="ru" style:country-asian="RU" style:font-name-complex="Times New Roman6" style:font-size-complex="14pt" style:language-complex="ar" style:country-complex="SA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officeooo:rsid="007a0b40" officeooo:paragraph-rsid="007e3b8e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825d" officeooo:paragraph-rsid="007e3b8e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7a0b40" style:font-size-asian="12pt" style:font-name-complex="Times New Roman6" style:font-size-complex="12pt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7a0b40" style:font-size-asian="12pt" style:font-name-complex="Times New Roman6" style:font-size-complex="12pt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baca0" officeooo:paragraph-rsid="007baca0" style:font-size-asian="12pt" style:font-name-complex="Times New Roman6" style:font-size-complex="12pt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cbd66" officeooo:paragraph-rsid="007cbd66" style:font-size-asian="12pt" style:font-name-complex="Times New Roman6" style:font-size-complex="12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76480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5" style:family="paragraph" style:parent-style-name="Standard">
      <style:text-properties officeooo:paragraph-rsid="0042181f"/>
    </style:style>
    <style:style style:name="P26" style:family="paragraph" style:parent-style-name="Standard">
      <style:text-properties fo:language="en" fo:country="US" officeooo:rsid="0076a51d" officeooo:paragraph-rsid="0042181f"/>
    </style:style>
    <style:style style:name="P27" style:family="paragraph" style:parent-style-name="Standard">
      <style:text-properties fo:language="en" fo:country="US" officeooo:rsid="0080aec2" officeooo:paragraph-rsid="0080aec2"/>
    </style:style>
    <style:style style:name="P28" style:family="paragraph" style:parent-style-name="Standard">
      <style:text-properties fo:color="#ff0000" fo:language="en" fo:country="US" officeooo:rsid="007a0b40" officeooo:paragraph-rsid="007a0b40"/>
    </style:style>
    <style:style style:name="P2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text-properties fo:color="#000000" officeooo:rsid="00545ca6" officeooo:paragraph-rsid="007a0b40"/>
    </style:style>
    <style:style style:name="P32" style:family="paragraph" style:parent-style-name="Text_20_body">
      <style:paragraph-properties fo:text-align="justify" style:justify-single-word="false"/>
      <style:text-properties style:font-name="Times New Roman4" fo:font-size="14pt" fo:font-style="italic" officeooo:paragraph-rsid="007865bb" style:font-size-asian="14pt" style:font-size-complex="14pt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07d40d6" officeooo:paragraph-rsid="007d40d6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officeooo:rsid="007a0b40" officeooo:paragraph-rsid="007fd1d5"/>
    </style:style>
    <style:style style:name="P35" style:family="paragraph" style:parent-style-name="Table">
      <style:paragraph-properties fo:keep-with-next="always"/>
      <style:text-properties officeooo:paragraph-rsid="007a0b40"/>
    </style:style>
    <style:style style:name="P3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weight="bold" officeooo:rsid="007e3b8e" officeooo:paragraph-rsid="007e3b8e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officeooo:rsid="0078fc4d" officeooo:paragraph-rsid="007e3b8e" style:font-size-asian="14pt" style:language-asian="ru" style:country-asian="RU" style:font-name-complex="Times New Roman6" style:font-size-complex="14pt" style:language-complex="ar" style:country-complex="SA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officeooo:rsid="0078fc4d" officeooo:paragraph-rsid="007e3b8e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40" style:family="paragraph" style:parent-style-name="Heading_20_1">
      <style:paragraph-properties fo:break-before="page"/>
      <style:text-properties officeooo:rsid="000ef043" officeooo:paragraph-rsid="003724e9"/>
    </style:style>
    <style:style style:name="P41" style:family="paragraph" style:parent-style-name="Heading_20_1">
      <style:paragraph-properties fo:break-before="page"/>
      <style:text-properties fo:language="en" fo:country="US" officeooo:rsid="000ef043" officeooo:paragraph-rsid="007a0b40"/>
    </style:style>
    <style:style style:name="P42" style:family="paragraph" style:parent-style-name="Heading_20_2">
      <style:paragraph-properties fo:text-align="justify" style:justify-single-word="false"/>
    </style:style>
    <style:style style:name="P43" style:family="paragraph" style:parent-style-name="Heading_20_2">
      <style:paragraph-properties fo:text-align="justify" style:justify-single-word="false"/>
      <style:text-properties officeooo:paragraph-rsid="003b7bfe"/>
    </style:style>
    <style:style style:name="P44" style:family="paragraph" style:parent-style-name="Heading_20_2">
      <style:paragraph-properties fo:text-align="justify" style:justify-single-word="false"/>
      <style:text-properties fo:font-weight="bold" officeooo:rsid="007d40d6" officeooo:paragraph-rsid="007d40d6" style:font-weight-asian="bold" style:font-weight-complex="bold"/>
    </style:style>
    <style:style style:name="P45" style:family="paragraph" style:parent-style-name="Heading_20_2" style:master-page-name="">
      <style:paragraph-properties fo:text-align="justify" style:justify-single-word="false" style:page-number="auto" fo:break-before="page"/>
    </style:style>
    <style:style style:name="P46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7a0b40" style:font-size-asian="12pt" style:font-name-complex="Times New Roman6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7e3b8e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" style:family="text">
      <style:text-properties style:font-name="Times New Roman" fo:font-size="14pt" fo:language="ru" fo:country="RU" officeooo:rsid="004cd5f6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7865bb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78fc4d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style="normal" officeooo:rsid="0078fc4d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officeooo:rsid="007a0b4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fo:font-style="normal" fo:font-weight="bold" officeooo:rsid="007e3b8e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3b7bfe" style:font-size-complex="14pt"/>
    </style:style>
    <style:style style:name="T12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5" style:family="text">
      <style:text-properties fo:font-variant="normal" fo:text-transform="none" style:font-name="Times New Roman" fo:font-size="14pt" fo:language="ru" fo:country="RU" officeooo:rsid="007865bb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6" style:family="text">
      <style:text-properties fo:language="en" fo:country="US" officeooo:rsid="0042181f"/>
    </style:style>
    <style:style style:name="T17" style:family="text">
      <style:text-properties fo:language="en" fo:country="US" fo:font-weight="bold" officeooo:rsid="0042181f" style:font-weight-asian="bold" style:font-weight-complex="bold"/>
    </style:style>
    <style:style style:name="T18" style:family="text">
      <style:text-properties fo:language="en" fo:country="US" fo:font-weight="bold" officeooo:rsid="0076a51d" style:font-weight-asian="bold" style:font-weight-complex="bold"/>
    </style:style>
    <style:style style:name="T19" style:family="text">
      <style:text-properties fo:color="#111111"/>
    </style:style>
    <style:style style:name="T20" style:family="text">
      <style:text-properties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1" style:family="text">
      <style:text-properties fo:color="#111111" style:font-name="Times New Roman" fo:font-size="14pt" fo:language="ru" fo:country="RU" fo:font-weight="bold" officeooo:rsid="007865b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2" style:family="text">
      <style:text-properties officeooo:rsid="006ead5c"/>
    </style:style>
    <style:style style:name="T23" style:family="text">
      <style:text-properties officeooo:rsid="007865bb"/>
    </style:style>
    <style:style style:name="T24" style:family="text">
      <style:text-properties style:font-name="Times New Roman4" fo:font-size="14pt" fo:font-style="italic" officeooo:rsid="007f2ea9" style:font-size-asian="14pt" style:font-size-complex="14pt"/>
    </style:style>
    <style:style style:name="T25" style:family="text">
      <style:text-properties officeooo:rsid="007a0b40"/>
    </style:style>
    <style:style style:name="T26" style:family="text">
      <style:text-properties officeooo:rsid="00619cba"/>
    </style:style>
    <style:style style:name="T27" style:family="text">
      <style:text-properties fo:language="ru" fo:country="RU" officeooo:rsid="00387a0e"/>
    </style:style>
    <style:style style:name="T28" style:family="text">
      <style:text-properties officeooo:rsid="0014324b"/>
    </style:style>
    <style:style style:name="T29" style:family="text">
      <style:text-properties officeooo:rsid="00545ca6"/>
    </style:style>
    <style:style style:name="T30" style:family="text">
      <style:text-properties officeooo:rsid="007baca0"/>
    </style:style>
    <style:style style:name="T31" style:family="text">
      <style:text-properties officeooo:rsid="007cbd66"/>
    </style:style>
    <style:style style:name="T32" style:family="text">
      <style:text-properties fo:font-weight="bold" officeooo:rsid="007e3b8e" style:font-weight-asian="bold" style:font-weight-complex="bold"/>
    </style:style>
    <style:style style:name="T33" style:family="text">
      <style:text-properties officeooo:rsid="007dfddd"/>
    </style:style>
    <style:style style:name="T34" style:family="text">
      <style:text-properties officeooo:rsid="007f2ea9"/>
    </style:style>
    <style:style style:name="T35" style:family="text">
      <style:text-properties officeooo:rsid="0081c9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ОБРНАУКИ РОССИИ</text:p>
      <text:p text:style-name="P19">Санкт-Петербургский государственный</text:p>
      <text:p text:style-name="P19">электротехнический университет</text:p>
      <text:p text:style-name="P19">«ЛЭТИ» им. В.И. Ульянова (Ленина)</text:p>
      <text:p text:style-name="P22">Кафедра МО ЭВМ</text:p>
      <text:p text:style-name="P19"/>
      <text:p text:style-name="P20"/>
      <text:p text:style-name="P20"/>
      <text:p text:style-name="P20"/>
      <text:p text:style-name="P20"/>
      <text:p text:style-name="P3"/>
      <text:p text:style-name="P20"/>
      <text:p text:style-name="P29"><text:span text:style-name="Book_20_Title"><text:span text:style-name="T1">отчет</text:span></text:span></text:p>
      <text:p text:style-name="P16"><text:span text:style-name="T2">по лабораторной работе</text:span><text:span text:style-name="T12"> </text:span><text:span text:style-name="T20">№</text:span><text:span text:style-name="T21">1</text:span></text:p>
      <text:p text:style-name="P16"><text:span text:style-name="T2">по дисциплине </text:span><text:span text:style-name="T13">«</text:span><text:span text:style-name="T21">Алгоритмы и структуры данных</text:span><text:span text:style-name="T13">»</text:span></text:p>
      <text:p text:style-name="P17"><text:span text:style-name="Book_20_Title"><text:span text:style-name="T14">Тема:</text:span></text:span><text:span text:style-name="Book_20_Title"><text:span text:style-name="T15">Рекурсия</text:span></text:span></text:p>
      <text:p text:style-name="P20"/>
      <text:p text:style-name="P20"/>
      <text:p text:style-name="P20"/>
      <text:p text:style-name="P20"/>
      <text:p text:style-name="P20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10">Студент гр. </text:span><text:span text:style-name="T11">9304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6">К<text:span text:style-name="T19">раев Д.В.</text:span></text:p>
          </table:table-cell>
        </table:table-row>
        <table:table-row table:style-name="Таблица1.1">
          <table:table-cell table:style-name="Таблица1.A1" office:value-type="string">
            <text:p text:style-name="P23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5">Фи<text:span text:style-name="T35">латов А.Ю.</text:span></text:p>
          </table:table-cell>
        </table:table-row>
      </table:table>
      <text:p text:style-name="P21"/>
      <text:p text:style-name="P21"/>
      <text:p text:style-name="P21">Санкт-Петербург</text:p>
      <text:p text:style-name="P24">20<text:span text:style-name="T22">20</text:span></text:p>
      <text:h text:style-name="P45" text:outline-level="2">Цель работы.</text:h>
      <text:p text:style-name="P8"><text:tab/><text:span text:style-name="T23">Узнать, что такое рекурсия, и научиться использовать ее на практике.</text:span></text:p>
      <text:h text:style-name="P42" text:outline-level="2">Задание.</text:h>
      <text:p text:style-name="P32">Построить синтаксический анализатор для параметризованного по-нятия скобки(Т), где Т–заданное конечное множество, а круглые скобки «(»и «)» не являются терминальными символами, а отражают зависимость определяемого понятия от параметра Т.</text:p>
      <text:p text:style-name="P32">скобки(Т)::=элемент(T)|список(скобки(Т))</text:p>
      <text:p text:style-name="P32">список(Е)::=N|[ряд(Е)]</text:p>
      <text:p text:style-name="P32">ряд(Е)::=элемент(E)|элемент(E)ряд(Е)</text:p>
      <text:p text:style-name="P7"/>
      <text:h text:style-name="P43" text:outline-level="2">Выполнение работы.</text:h>
      <text:p text:style-name="P11"><text:span text:style-name="T4"><text:tab/></text:span><text:span text:style-name="T3">Функции</text:span></text:p>
      <text:p text:style-name="P11"><text:span text:style-name="T4"><text:tab/></text:span><text:span text:style-name="T5">Для выполнения работы были созданы 4 функции: isBrackets, isArray, isList и isElem.</text:span></text:p>
      <text:p text:style-name="P37"><text:tab/>1)isBrackets</text:p>
      <text:p text:style-name="P9"><text:tab/>IsBrackets принимает на вход экземпляр класса string, содержащий строку, которую нужно проверить. Функция при помощи соверщает обход по данной строке, проверяет каждый символ с помощью функций isList и isElem. Если хотя бы <text:s/>1 символ не пройдет проверку, то функция isBrackets вернут строку «incorrect», в ином случае строку «correct».</text:p>
      <text:p text:style-name="P11"><text:span text:style-name="T5"><text:tab/></text:span><text:span text:style-name="T3">2)isList</text:span></text:p>
      <text:p text:style-name="P11"><text:span text:style-name="T5"><text:tab/>IsList принимает на вход ссылку на итератор класса string. Если он находится на символе N, то функция возвращает true. Если итератор находится на символе [ , то итератор переходит на следующий символ </text:span><text:span text:style-name="T6">в строке</text:span><text:span text:style-name="T5"> и </text:span><text:span text:style-name="T6">функция возвращает возвращаемое значение функции isArray, которой подали на вход итератор. Если итератор находится не на символе N и не на символе [, то функция возвращает false.</text:span></text:p>
      <text:p text:style-name="P38"><text:tab/></text:p>
      <text:p text:style-name="P11"><text:soft-page-break/><text:span text:style-name="T7"><text:tab/></text:span><text:span text:style-name="T9">3)isArray</text:span></text:p>
      <text:p text:style-name="P39"><text:tab/>IsArray принимает на вход ссылку на итератор класса string. Функция совершает обход по строке до тех пор пока не встретит символ ] или символ конца строки. Каждый она проверяет с помощью функций isElem и isList. Если обе функции возвращают false, то функция isArray возвращает false, в ином случае продолжает обход. Если функция встретила символ конца строки, то она возвращает false. Если она встретила символ ] , и до этого проверила как минимум 1 символ, то она вовращает true.</text:p>
      <text:p text:style-name="P11"><text:span text:style-name="T7"><text:tab/></text:span><text:span text:style-name="T9">4)isElem</text:span></text:p>
      <text:p text:style-name="P11"><text:span text:style-name="T7"><text:tab/>IsElem принимет на вход ссылку на итератор. </text:span><text:span text:style-name="T8">И проверяет символ, на котором находится итератор, на вхождение в множество элементов. Если он не находится в данном множестве.</text:span></text:p>
      <text:p text:style-name="P10"><text:tab/><text:span text:style-name="T32">Работа программы</text:span></text:p>
      <text:p text:style-name="P10"><text:tab/><text:span text:style-name="T34">Программа принимает на вход 1 аргумент коммандной строки, содержимое которого является строкой, которую нужно проверить. В функции main происходит вызов функции isBrackets, на вход которой подается 1 аргумент коммандной строки. Далее происходит вывод возвращаемого значения этой функции correct, если строка соответствует всем условиям, в ином случае incorrect.</text:span></text:p>
      <text:h text:style-name="P44" text:outline-level="2">Тестирование</text:h>
      <text:p text:style-name="P33">Тестирование проводится с помощью скрипта, написанном на языке Python. <text:s/>Скрипт использует библиотеки unittest и subprocess. <text:span text:style-name="T33">Входные данные <text:s/>для скрипта берутся из файлов correct.txt и incorrect.txt, находящиеся </text:span><text:s/>Библиотека subprocess нужна для запуска программы с нужными входными данными, а библиотека unittest для проведения тестирования.</text:p>
      <text:p text:style-name="P33">Запустить программу в командной строке можно при помощи команды «./<text:span text:style-name="T33">lab &lt;строка для проверки&gt;</text:span>». <text:span text:style-name="T33">Скрипт можно запустить при помощи команды «make run_tests». Результаты тестирования можно посмотреть в приложении В</text:span></text:p>
      <text:h text:style-name="P42" text:outline-level="2"><text:soft-page-break/>Выводы</text:h>
      <text:p text:style-name="P34">Изучено понятие рекурсия. Написан синтаксически анализатор для понятия скобки(T) с помощью рекурсии. <text:span text:style-name="T34">Использование рекурсии полностью оправдано, объекты типов, заданных условием задачи, могут содержать объекты такого же типа. Например: </text:span><text:span text:style-name="T24">ряд(Е)::=элемент(E)|элемент(E)ряд(Е).</text:span></text:p>
      <text:p text:style-name="P4"><text:tab/></text:p>
      <text:p text:style-name="P30"/>
      <text:h text:style-name="P40" text:outline-level="1">Приложение А<text:line-break/>Исходный код программы</text:h>
      <text:p text:style-name="P25"><text:span text:style-name="T16"><text:s text:c="3"/></text:span><text:span text:style-name="T17"><text:s/></text:span><text:span text:style-name="T18">Файл: main.cpp</text:span></text:p>
      <text:p text:style-name="P26">#include &lt;iostream&gt;</text:p>
      <text:p text:style-name="P26">#include &lt;string&gt;</text:p>
      <text:p text:style-name="P26"/>
      <text:p text:style-name="P26">#define ELEMS "&lt;&gt;{}()"</text:p>
      <text:p text:style-name="P26"/>
      <text:p text:style-name="P26">std::string isBrackets(const std::string &amp;str);</text:p>
      <text:p text:style-name="P26">bool isArray(std::string::const_iterator &amp;it);</text:p>
      <text:p text:style-name="P26">bool isList(std::string::const_iterator &amp;it);</text:p>
      <text:p text:style-name="P26">bool isElem(std::string::const_iterator &amp;it);</text:p>
      <text:p text:style-name="P26"/>
      <text:p text:style-name="P26"/>
      <text:p text:style-name="P26"/>
      <text:p text:style-name="P26">std::string isBrackets(const std::string &amp;str){</text:p>
      <text:p text:style-name="P26"><text:tab/>if(str.size() == 0){</text:p>
      <text:p text:style-name="P26"><text:tab/><text:tab/>return "incorrect";</text:p>
      <text:p text:style-name="P26"><text:tab/>}</text:p>
      <text:p text:style-name="P26"><text:tab/>for(std::string::const_iterator it = str.begin();it != str.end();it++){ </text:p>
      <text:p text:style-name="P26"><text:tab/><text:tab/>if(!isElem(it) &amp;&amp; !isList(it)){</text:p>
      <text:p text:style-name="P26"><text:tab/><text:tab/><text:tab/>return "incorrect";</text:p>
      <text:p text:style-name="P26"><text:tab/><text:tab/>}</text:p>
      <text:p text:style-name="P26"><text:tab/>}</text:p>
      <text:p text:style-name="P26"><text:tab/>return "correct";</text:p>
      <text:p text:style-name="P26">}</text:p>
      <text:p text:style-name="P26"/>
      <text:p text:style-name="P26"/>
      <text:p text:style-name="P26">bool isArray(std::string::const_iterator &amp;it){</text:p>
      <text:p text:style-name="P26"><text:soft-page-break/><text:tab/>int n = 0;</text:p>
      <text:p text:style-name="P26"><text:tab/>while(*it != ']'){</text:p>
      <text:p text:style-name="P26"><text:tab/><text:tab/>if(isElem(it) || isList(it)){</text:p>
      <text:p text:style-name="P26"><text:tab/><text:tab/><text:tab/>it++;</text:p>
      <text:p text:style-name="P26"><text:tab/><text:tab/>}else{</text:p>
      <text:p text:style-name="P26"><text:tab/><text:tab/><text:tab/>return false;</text:p>
      <text:p text:style-name="P26"><text:tab/><text:tab/>}</text:p>
      <text:p text:style-name="P26"><text:tab/><text:tab/>if(*it == '\0'){</text:p>
      <text:p text:style-name="P26"><text:tab/><text:tab/><text:tab/>return false;</text:p>
      <text:p text:style-name="P26"><text:tab/><text:tab/>}</text:p>
      <text:p text:style-name="P26"><text:tab/><text:tab/>n++;</text:p>
      <text:p text:style-name="P26"><text:s text:c="4"/>}</text:p>
      <text:p text:style-name="P26"><text:tab/>if(n&gt;=1){</text:p>
      <text:p text:style-name="P26"><text:tab/><text:tab/>return true;</text:p>
      <text:p text:style-name="P26"><text:tab/>}else{</text:p>
      <text:p text:style-name="P26"><text:tab/><text:tab/>return false;</text:p>
      <text:p text:style-name="P26"><text:tab/>}</text:p>
      <text:p text:style-name="P26">}</text:p>
      <text:p text:style-name="P26"/>
      <text:p text:style-name="P26">bool isList(std::string::const_iterator &amp;it){</text:p>
      <text:p text:style-name="P26"><text:s text:c="4"/>if(*it == 'N'){</text:p>
      <text:p text:style-name="P26"><text:tab/><text:tab/>return true;</text:p>
      <text:p text:style-name="P26"><text:tab/>}</text:p>
      <text:p text:style-name="P26"><text:tab/>if(*it == '['){</text:p>
      <text:p text:style-name="P26"><text:tab/><text:tab/>it++;</text:p>
      <text:p text:style-name="P26"><text:tab/><text:tab/>return isArray(it);<text:tab/></text:p>
      <text:p text:style-name="P26"><text:tab/>}</text:p>
      <text:p text:style-name="P26"><text:tab/>return false;</text:p>
      <text:p text:style-name="P26">}</text:p>
      <text:p text:style-name="P26"><text:soft-page-break/></text:p>
      <text:p text:style-name="P26">bool isElem(std::string::const_iterator &amp;it){</text:p>
      <text:p text:style-name="P26"><text:tab/>std::string elems(ELEMS);</text:p>
      <text:p text:style-name="P26"><text:tab/>for(int i = 0;i &lt; elems.size();i++){</text:p>
      <text:p text:style-name="P26"><text:tab/><text:tab/>if(*it == elems[i])</text:p>
      <text:p text:style-name="P26"><text:tab/><text:tab/><text:tab/>return true;</text:p>
      <text:p text:style-name="P26"><text:tab/>}</text:p>
      <text:p text:style-name="P26"><text:tab/>return false;</text:p>
      <text:p text:style-name="P26">}</text:p>
      <text:p text:style-name="P26"/>
      <text:p text:style-name="P26"/>
      <text:p text:style-name="P26">int main(int argc, char* argv[]){</text:p>
      <text:p text:style-name="P26"><text:tab/>std::cout &lt;&lt; isBrackets(argv[1]) &lt;&lt; '\n';</text:p>
      <text:p text:style-name="P26"><text:tab/>return 0;</text:p>
      <text:p text:style-name="P26">}</text:p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h text:style-name="P41" text:outline-level="1">Приложение <text:span text:style-name="T31">В</text:span><text:line-break/><text:span text:style-name="T25">Тестирование</text:span></text:h>
      <text:p text:style-name="P31">Результаты тести<text:span text:style-name="T26">р</text:span>ования представлены в таблице Б.1</text:p>
      <text:p text:style-name="P35">Таблица <text:span text:style-name="T27">Б</text:span><text:span text:style-name="T28">.1</text:span> — <text:span text:style-name="T29">Результаты тестирования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№ п/п</text:p>
          </table:table-cell>
          <table:table-cell table:style-name="Таблица2.A1" office:value-type="string">
            <text:p text:style-name="P12">Входные данные</text:p>
          </table:table-cell>
          <table:table-cell table:style-name="Таблица2.C1" office:value-type="string">
            <text:p text:style-name="P12">Выходные данные</text:p>
          </table:table-cell>
        </table:table-row>
        <table:table-row>
          <table:table-cell table:style-name="Таблица2.A2" office:value-type="string">
            <text:list xml:id="list1818557186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3">[[[]]]</text:p>
          </table:table-cell>
          <table:table-cell table:style-name="Таблица2.C2" office:value-type="string">
            <text:p text:style-name="P13">incorrect</text:p>
          </table:table-cell>
        </table:table-row>
        <table:table-row>
          <table:table-cell table:style-name="Таблица2.A2" office:value-type="string">
            <text:list xml:id="list232104923310689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3">&lt;&gt;&lt;&gt;{}}{{}}{}{)))((((((</text:p>
          </table:table-cell>
          <table:table-cell table:style-name="Таблица2.C2" office:value-type="string">
            <text:p text:style-name="P14">correct</text:p>
          </table:table-cell>
        </table:table-row>
        <table:table-row>
          <table:table-cell table:style-name="Таблица2.A2" office:value-type="string">
            <text:list xml:id="list232106144133597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3">sofjsv3fj2230kcpwj2df2pof</text:p>
          </table:table-cell>
          <table:table-cell table:style-name="Таблица2.C2" office:value-type="string">
            <text:p text:style-name="P14">incorrect</text:p>
          </table:table-cell>
        </table:table-row>
        <table:table-row>
          <table:table-cell table:style-name="Таблица2.A2" office:value-type="string">
            <text:list xml:id="list232104908270651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3">&lt;&gt;&lt;&gt;&lt;&lt;&lt;{{[&gt;&gt;]</text:p>
          </table:table-cell>
          <table:table-cell table:style-name="Таблица2.C2" office:value-type="string">
            <text:p text:style-name="P14">corect</text:p>
          </table:table-cell>
        </table:table-row>
        <table:table-row>
          <table:table-cell table:style-name="Таблица2.A2" office:value-type="string">
            <text:list xml:id="list232105162530147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3">&lt;&gt;&lt;&gt;&lt;&lt;&lt;{{[&gt;&gt;]<text:span text:style-name="T30">1</text:span></text:p>
          </table:table-cell>
          <table:table-cell table:style-name="Таблица2.C2" office:value-type="string">
            <text:p text:style-name="P14">incorrect</text:p>
          </table:table-cell>
        </table:table-row>
        <table:table-row>
          <table:table-cell table:style-name="Таблица2.A2" office:value-type="string">
            <text:list xml:id="list232105845515527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4">N</text:p>
          </table:table-cell>
          <table:table-cell table:style-name="Таблица2.C2" office:value-type="string">
            <text:p text:style-name="P14">correct</text:p>
          </table:table-cell>
        </table:table-row>
        <table:table-row>
          <table:table-cell table:style-name="Таблица2.A2" office:value-type="string">
            <text:list xml:id="list232106628996547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3">[[[[[[[]</text:p>
          </table:table-cell>
          <table:table-cell table:style-name="Таблица2.C2" office:value-type="string">
            <text:p text:style-name="P15">incorrect</text:p>
          </table:table-cell>
        </table:table-row>
        <table:table-row>
          <table:table-cell table:style-name="Таблица2.A2" office:value-type="string">
            <text:list xml:id="list232106364274481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3">[[[&lt;&gt;&lt;&gt;&gt;&lt;{}]]]</text:p>
          </table:table-cell>
          <table:table-cell table:style-name="Таблица2.C2" office:value-type="string">
            <text:p text:style-name="P15">correct</text:p>
          </table:table-cell>
        </table:table-row>
        <table:table-row>
          <table:table-cell table:style-name="Таблица2.A2" office:value-type="string">
            <text:list xml:id="list232105998922793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3">[NNNNN]())()({}{}&lt;&gt;&lt;&gt;</text:p>
          </table:table-cell>
          <table:table-cell table:style-name="Таблица2.C2" office:value-type="string">
            <text:p text:style-name="P15">correct</text:p>
          </table:table-cell>
        </table:table-row>
        <table:table-row>
          <table:table-cell table:style-name="Таблица2.A2" office:value-type="string">
            <text:list xml:id="list232105935868318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2.A2" office:value-type="string">
            <text:p text:style-name="P13">Nadasdsad</text:p>
          </table:table-cell>
          <table:table-cell table:style-name="Таблица2.C2" office:value-type="string">
            <text:p text:style-name="P15">incorrect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99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6H38M24S</meta:editing-duration>
    <meta:editing-cycles>54</meta:editing-cycles>
    <meta:generator>LibreOffice/6.0.7.3$Linux_X86_64 LibreOffice_project/00m0$Build-3</meta:generator>
    <dc:date>2020-10-09T23:21:04.205199532</dc:date>
    <meta:document-statistic meta:table-count="2" meta:image-count="0" meta:object-count="0" meta:page-count="9" meta:paragraph-count="140" meta:word-count="653" meta:character-count="5008" meta:non-whitespace-character-count="4395"/>
  </office:meta>
</office:document-meta>
</file>